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office:value-type="float" office:value="8">
            <text:p>8</text:p>
          </table:table-cell>
          <table:table-cell office:value-type="float" office:value="3437657916">
            <text:p>3437657916</text:p>
          </table:table-cell>
          <table:table-cell office:value-type="float" office:value="184548648">
            <text:p>184548648</text:p>
          </table:table-cell>
          <table:table-cell office:value-type="float" office:value="2302271">
            <text:p>2302271</text:p>
          </table:table-cell>
          <table:table-cell office:value-type="float" office:value="2474799">
            <text:p>2474799</text:p>
          </table:table-cell>
          <table:table-cell office:value-type="float" office:value="3824516">
            <text:p>3824516</text:p>
          </table:table-cell>
          <table:table-cell office:value-type="float" office:value="3853628">
            <text:p>3853628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273785987">
            <text:p>6273785987</text:p>
          </table:table-cell>
          <table:table-cell office:value-type="float" office:value="219653886">
            <text:p>219653886</text:p>
          </table:table-cell>
          <table:table-cell office:value-type="float" office:value="1819411">
            <text:p>1819411</text:p>
          </table:table-cell>
          <table:table-cell office:value-type="float" office:value="5262593">
            <text:p>5262593</text:p>
          </table:table-cell>
          <table:table-cell office:value-type="float" office:value="7087712">
            <text:p>7087712</text:p>
          </table:table-cell>
          <table:table-cell office:value-type="float" office:value="6647654">
            <text:p>6647654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978433009">
            <text:p>4978433009</text:p>
          </table:table-cell>
          <table:table-cell office:value-type="float" office:value="162804092">
            <text:p>162804092</text:p>
          </table:table-cell>
          <table:table-cell office:value-type="float" office:value="1660137">
            <text:p>1660137</text:p>
          </table:table-cell>
          <table:table-cell office:value-type="float" office:value="1971520">
            <text:p>1971520</text:p>
          </table:table-cell>
          <table:table-cell office:value-type="float" office:value="3008445">
            <text:p>3008445</text:p>
          </table:table-cell>
          <table:table-cell office:value-type="float" office:value="2543030">
            <text:p>2543030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42886958">
            <text:p>2242886958</text:p>
          </table:table-cell>
          <table:table-cell office:value-type="float" office:value="527524671">
            <text:p>527524671</text:p>
          </table:table-cell>
          <table:table-cell office:value-type="float" office:value="1509499164">
            <text:p>1509499164</text:p>
          </table:table-cell>
          <table:table-cell office:value-type="float" office:value="1754560319">
            <text:p>1754560319</text:p>
          </table:table-cell>
          <table:table-cell office:value-type="float" office:value="1005432533">
            <text:p>1005432533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371688423">
            <text:p>2371688423</text:p>
          </table:table-cell>
          <table:table-cell office:value-type="float" office:value="422096184">
            <text:p>422096184</text:p>
          </table:table-cell>
          <table:table-cell office:value-type="float" office:value="2467951886">
            <text:p>2467951886</text:p>
          </table:table-cell>
          <table:table-cell office:value-type="float" office:value="2938661154">
            <text:p>2938661154</text:p>
          </table:table-cell>
          <table:table-cell office:value-type="float" office:value="1697623823">
            <text:p>1697623823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761140052">
            <text:p>1761140052</text:p>
          </table:table-cell>
          <table:table-cell office:value-type="float" office:value="395444966">
            <text:p>395444966</text:p>
          </table:table-cell>
          <table:table-cell office:value-type="float" office:value="1392845650">
            <text:p>1392845650</text:p>
          </table:table-cell>
          <table:table-cell office:value-type="float" office:value="1853981859">
            <text:p>1853981859</text:p>
          </table:table-cell>
          <table:table-cell office:value-type="float" office:value="754184288">
            <text:p>754184288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>
            <draw:frame table:end-cell-address="Sheet1.I36" table:end-x="1.464cm" table:end-y="0.182cm" draw:z-index="0" draw:style-name="gr1" draw:text-style-name="P1" svg:width="15.999cm" svg:height="11cm" svg:x="1.272cm" svg:y="0.021cm">
              <draw:object draw:notify-on-update-of-ranges="Sheet1.A1:Sheet1.A1 Sheet1.B1:Sheet1.G1 Sheet1.A2:Sheet1.A2 Sheet1.B2:Sheet1.G2 Sheet1.A3:Sheet1.A3 Sheet1.B3:Sheet1.G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table:end-cell-address="Sheet1.Q36" table:end-x="0.444cm" table:end-y="0.161cm" draw:z-index="1" draw:style-name="gr1" draw:text-style-name="P1" svg:width="16cm" svg:height="11cm" svg:x="0.251cm" svg:y="0cm">
              <draw:object draw:notify-on-update-of-ranges="Sheet1.A6:Sheet1.A6 Sheet1.B6:Sheet1.F6 Sheet1.A7:Sheet1.A7 Sheet1.B7:Sheet1.F7 Sheet1.A8:Sheet1.A8 Sheet1.B8:Sheet1.F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6.05.2015</text:date>, <text:time>00:1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el Macenauer</meta:initial-creator>
    <meta:creation-date>2015-05-05T23:32:30.25</meta:creation-date>
    <dc:date>2015-05-06T00:14:00.47</dc:date>
    <dc:creator>Pavel Macenauer</dc:creator>
    <meta:editing-duration>PT41M29S</meta:editing-duration>
    <meta:editing-cycles>3</meta:editing-cycles>
    <meta:generator>OpenOffice/4.1.1$Win32 OpenOffice.org_project/411m6$Build-9775</meta:generator>
    <meta:document-statistic meta:table-count="3" meta:cell-count="3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10000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x" chart:symbol-width="0.25cm" chart:symbol-height="0.25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>
        <chart:symbol-image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>
        <chart:symbol-image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1.001cm" xlink:href=".." xlink:type="simple" chart:class="chart:line" chart:style-name="ch1">
        <chart:legend chart:legend-position="end" svg:x="14.875cm" svg:y="4.664cm" style:legend-expansion="high" chart:style-name="ch2"/>
        <chart:plot-area chart:style-name="ch3" table:cell-range-address="Sheet1.A1:Sheet1.G3" chart:data-source-has-labels="column" svg:x="1.755cm" svg:y="1.015cm" svg:width="12.48cm" svg:height="8.758cm">
          <chartooo:coordinate-region svg:x="4.043cm" svg:y="1.227cm" svg:width="10.098cm" svg:height="7.873cm"/>
          <chart:axis chart:dimension="x" chart:name="primary-x" chart:style-name="ch4">
            <chart:title svg:x="7.461cm" svg:y="9.994cm" chart:style-name="ch5">
              <text:p>Kernel</text:p>
            </chart:title>
          </chart:axis>
          <chart:axis chart:dimension="y" chart:name="primary-y" chart:style-name="ch6">
            <chart:title svg:x="0.451cm" svg:y="6.92cm" chart:style-name="ch7">
              <text:p>Global memory load
 throughput [Bytes/s]</text:p>
            </chart:title>
            <chart:grid chart:style-name="ch8" chart:class="major"/>
          </chart:axis>
          <chart:series chart:style-name="ch9" chart:values-cell-range-address="Sheet1.B1:Sheet1.G1" chart:label-cell-address="Sheet1.A1:Sheet1.A1" chart:class="chart:line">
            <chart:data-point chart:repeated="6"/>
          </chart:series>
          <chart:series chart:style-name="ch10" chart:values-cell-range-address="Sheet1.B2:Sheet1.G2" chart:label-cell-address="Sheet1.A2:Sheet1.A2" chart:class="chart:line">
            <chart:data-point chart:repeated="6"/>
          </chart:series>
          <chart:series chart:style-name="ch11" chart:values-cell-range-address="Sheet1.B3:Sheet1.G3" chart:label-cell-address="Sheet1.A3:Sheet1.A3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8</text:p>
                <draw:g>
                  <svg:desc>Sheet1.A1:Sheet1.A1</svg:desc>
                </draw:g>
              </table:table-cell>
              <table:table-cell office:value-type="float" office:value="3437657916">
                <text:p>3437657916</text:p>
                <draw:g>
                  <svg:desc>Sheet1.B1:Sheet1.G1</svg:desc>
                </draw:g>
              </table:table-cell>
              <table:table-cell office:value-type="float" office:value="184548648">
                <text:p>184548648</text:p>
              </table:table-cell>
              <table:table-cell office:value-type="float" office:value="2302271">
                <text:p>2302271</text:p>
              </table:table-cell>
              <table:table-cell office:value-type="float" office:value="2474799">
                <text:p>2474799</text:p>
              </table:table-cell>
              <table:table-cell office:value-type="float" office:value="3824516">
                <text:p>3824516</text:p>
              </table:table-cell>
              <table:table-cell office:value-type="float" office:value="3853628">
                <text:p>3853628</text:p>
              </table:table-cell>
            </table:table-row>
            <table:table-row>
              <table:table-cell office:value-type="string">
                <text:p>16</text:p>
                <draw:g>
                  <svg:desc>Sheet1.A2:Sheet1.A2</svg:desc>
                </draw:g>
              </table:table-cell>
              <table:table-cell office:value-type="float" office:value="6273785987">
                <text:p>6273785987</text:p>
                <draw:g>
                  <svg:desc>Sheet1.B2:Sheet1.G2</svg:desc>
                </draw:g>
              </table:table-cell>
              <table:table-cell office:value-type="float" office:value="219653886">
                <text:p>219653886</text:p>
              </table:table-cell>
              <table:table-cell office:value-type="float" office:value="1819411">
                <text:p>1819411</text:p>
              </table:table-cell>
              <table:table-cell office:value-type="float" office:value="5262593">
                <text:p>5262593</text:p>
              </table:table-cell>
              <table:table-cell office:value-type="float" office:value="7087712">
                <text:p>7087712</text:p>
              </table:table-cell>
              <table:table-cell office:value-type="float" office:value="6647654">
                <text:p>6647654</text:p>
              </table:table-cell>
            </table:table-row>
            <table:table-row>
              <table:table-cell office:value-type="string">
                <text:p>32</text:p>
                <draw:g>
                  <svg:desc>Sheet1.A3:Sheet1.A3</svg:desc>
                </draw:g>
              </table:table-cell>
              <table:table-cell office:value-type="float" office:value="4978433009">
                <text:p>4978433009</text:p>
                <draw:g>
                  <svg:desc>Sheet1.B3:Sheet1.G3</svg:desc>
                </draw:g>
              </table:table-cell>
              <table:table-cell office:value-type="float" office:value="162804092">
                <text:p>162804092</text:p>
              </table:table-cell>
              <table:table-cell office:value-type="float" office:value="1660137">
                <text:p>1660137</text:p>
              </table:table-cell>
              <table:table-cell office:value-type="float" office:value="1971520">
                <text:p>1971520</text:p>
              </table:table-cell>
              <table:table-cell office:value-type="float" office:value="3008445">
                <text:p>3008445</text:p>
              </table:table-cell>
              <table:table-cell office:value-type="float" office:value="2543030">
                <text:p>25430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0000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11.001cm" xlink:href=".." xlink:type="simple" chart:class="chart:line" chart:style-name="ch1">
        <chart:legend chart:legend-position="end" svg:x="14.876cm" svg:y="4.664cm" style:legend-expansion="high" chart:style-name="ch2"/>
        <chart:plot-area chart:style-name="ch3" table:cell-range-address="Sheet1.A6:Sheet1.F8" chart:data-source-has-labels="column" svg:x="1.755cm" svg:y="1.015cm" svg:width="12.481cm" svg:height="8.758cm">
          <chartooo:coordinate-region svg:x="3.858cm" svg:y="1.228cm" svg:width="10.284cm" svg:height="7.872cm"/>
          <chart:axis chart:dimension="x" chart:name="primary-x" chart:style-name="ch4">
            <chart:title svg:x="7.461cm" svg:y="9.994cm" chart:style-name="ch5">
              <text:p>Kernel</text:p>
            </chart:title>
          </chart:axis>
          <chart:axis chart:dimension="y" chart:name="primary-y" chart:style-name="ch6">
            <chart:title svg:x="0.451cm" svg:y="7.012cm" chart:style-name="ch7">
              <text:p>Global memory store 
throughput [Bytes/s]</text:p>
            </chart:title>
            <chart:grid chart:style-name="ch8" chart:class="major"/>
          </chart:axis>
          <chart:series chart:style-name="ch9" chart:values-cell-range-address="Sheet1.B6:Sheet1.F6" chart:label-cell-address="Sheet1.A6:Sheet1.A6" chart:class="chart:line">
            <chart:data-point chart:repeated="5"/>
          </chart:series>
          <chart:series chart:style-name="ch10" chart:values-cell-range-address="Sheet1.B7:Sheet1.F7" chart:label-cell-address="Sheet1.A7:Sheet1.A7" chart:class="chart:line">
            <chart:data-point chart:repeated="5"/>
          </chart:series>
          <chart:series chart:style-name="ch11" chart:values-cell-range-address="Sheet1.B8:Sheet1.F8" chart:label-cell-address="Sheet1.A8:Sheet1.A8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8</text:p>
                <draw:g>
                  <svg:desc>Sheet1.A6:Sheet1.A6</svg:desc>
                </draw:g>
              </table:table-cell>
              <table:table-cell office:value-type="float" office:value="2242886958">
                <text:p>2242886958</text:p>
                <draw:g>
                  <svg:desc>Sheet1.B6:Sheet1.F6</svg:desc>
                </draw:g>
              </table:table-cell>
              <table:table-cell office:value-type="float" office:value="527524671">
                <text:p>527524671</text:p>
              </table:table-cell>
              <table:table-cell office:value-type="float" office:value="1509499164">
                <text:p>1509499164</text:p>
              </table:table-cell>
              <table:table-cell office:value-type="float" office:value="1754560319">
                <text:p>1754560319</text:p>
              </table:table-cell>
              <table:table-cell office:value-type="float" office:value="1005432533">
                <text:p>1005432533</text:p>
              </table:table-cell>
            </table:table-row>
            <table:table-row>
              <table:table-cell office:value-type="string">
                <text:p>16</text:p>
                <draw:g>
                  <svg:desc>Sheet1.A7:Sheet1.A7</svg:desc>
                </draw:g>
              </table:table-cell>
              <table:table-cell office:value-type="float" office:value="2371688423">
                <text:p>2371688423</text:p>
                <draw:g>
                  <svg:desc>Sheet1.B7:Sheet1.F7</svg:desc>
                </draw:g>
              </table:table-cell>
              <table:table-cell office:value-type="float" office:value="422096184">
                <text:p>422096184</text:p>
              </table:table-cell>
              <table:table-cell office:value-type="float" office:value="2467951886">
                <text:p>2467951886</text:p>
              </table:table-cell>
              <table:table-cell office:value-type="float" office:value="2938661154">
                <text:p>2938661154</text:p>
              </table:table-cell>
              <table:table-cell office:value-type="float" office:value="1697623823">
                <text:p>1697623823</text:p>
              </table:table-cell>
            </table:table-row>
            <table:table-row>
              <table:table-cell office:value-type="string">
                <text:p>32</text:p>
                <draw:g>
                  <svg:desc>Sheet1.A8:Sheet1.A8</svg:desc>
                </draw:g>
              </table:table-cell>
              <table:table-cell office:value-type="float" office:value="1761140052">
                <text:p>1761140052</text:p>
                <draw:g>
                  <svg:desc>Sheet1.B8:Sheet1.F8</svg:desc>
                </draw:g>
              </table:table-cell>
              <table:table-cell office:value-type="float" office:value="395444966">
                <text:p>395444966</text:p>
              </table:table-cell>
              <table:table-cell office:value-type="float" office:value="1392845650">
                <text:p>1392845650</text:p>
              </table:table-cell>
              <table:table-cell office:value-type="float" office:value="1853981859">
                <text:p>1853981859</text:p>
              </table:table-cell>
              <table:table-cell office:value-type="float" office:value="754184288">
                <text:p>7541842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